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e48" officeooo:paragraph-rsid="000bf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ocalipse </meta:initial-creator>
    <meta:creation-date>2019-12-30T14:07:08.340975585</meta:creation-date>
    <dc:date>2019-12-30T14:08:23.905390576</dc:date>
    <dc:creator>Apocalipse </dc:creator>
    <meta:editing-duration>PT1M1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3.2$Linux_x86 LibreOffice_project/00m0$Build-2</meta:generator>
  </office:meta>
</office:document-meta>
</file>